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ProximaNova-Regular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TheSansMono-Bol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ProximaNova-Regular" fo:font-size="9.5pt" fo:font-style="normal" fo:font-weight="normal" style:font-name-asian="ProximaNova-Regular" style:font-size-asian="9.5pt" style:font-style-asian="normal" style:font-weight-asian="normal" style:font-name-complex="ProximaNova-Regular" style:font-size-complex="5.40000009536743pt" style:font-style-complex="normal" style:font-weight-complex="normal"/>
    </style:style>
    <style:style style:name="T2" style:family="text">
      <style:text-properties fo:color="#000000" style:font-name="ProximaNova-RegularIt" fo:font-size="9.5pt" fo:font-style="normal" fo:font-weight="normal" style:font-name-asian="ProximaNova-RegularIt" style:font-size-asian="9.5pt" style:font-style-asian="normal" style:font-weight-asian="normal" style:font-name-complex="ProximaNova-RegularIt" style:font-size-complex="5.40000009536743pt" style:font-style-complex="normal" style:font-weight-complex="normal"/>
    </style:style>
    <style:style style:name="T3" style:family="text">
      <style:text-properties fo:color="#000000" style:font-name="TheSansMono-Bold" fo:font-size="9pt" fo:font-style="normal" fo:font-weight="bold" style:font-name-asian="TheSansMono-Bold" style:font-size-asian="9pt" style:font-style-asian="normal" style:font-weight-asian="bold" style:font-name-complex="TheSansMono-Bold" style:font-size-complex="5.09999990463257pt" style:font-style-complex="normal" style:font-weight-complex="bold"/>
    </style:style>
  </office:automatic-styles>
  <office:body>
    <office:spreadsheet>
      <table:table table:name="foru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539">
            <text:p>539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9">
            <text:p>529</text:p>
          </table:table-cell>
          <table:table-cell office:value-type="float" office:value="548">
            <text:p>548</text:p>
          </table:table-cell>
          <table:table-cell office:value-type="string">
            <text:p>template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">
            <text:p>530</text:p>
          </table:table-cell>
          <table:table-cell office:value-type="float" office:value="549">
            <text:p>549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sess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connect db from external fil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language id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cs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4">
            <text:p>534</text:p>
          </table:table-cell>
          <table:table-cell office:value-type="float" office:value="553">
            <text:p>553</text:p>
          </table:table-cell>
          <table:table-cell/>
          <table:table-cell office:value-type="string">
            <text:p>begin pag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login info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language inf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6">
            <text:p>536</text:p>
          </table:table-cell>
          <table:table-cell office:value-type="float" office:value="555">
            <text:p>555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 office:value-type="float" office:value="556">
            <text:p>556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 office:value-type="float" office:value="557">
            <text:p>557</text:p>
          </table:table-cell>
          <table:table-cell office:value-type="string">
            <text:p>forum.php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query needs to return six things:</text:span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1">
            <text:p>54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result table</text:p>
          </table:table-cell>
          <table:table-cell table:style-name="ce2" office:value-type="string">
            <text:p>the ID and subject of each thread (which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2">
            <text:p>54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fetch print records</text:p>
          </table:table-cell>
          <table:table-cell table:style-name="ce3" office:value-type="string">
            <text:p><text:span text:style-name="T1">comes from the </text:span><text:span text:style-name="T2">threads </text:span><text:span text:style-name="T1">table), th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name of the user who posted the thread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in the first place (from </text:span><text:span text:style-name="T2">users</text:span><text:span text:style-name="T1">), the number of replies to each thread, the dat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thread was started, and the date the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thread last had a reply (all from </text:span><text:span text:style-name="T2">posts</text:span><text:span text:style-name="T1">)</text:span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4">
            <text:p>544</text:p>
          </table:table-cell>
          <table:table-cell office:value-type="float" office:value="563">
            <text:p>563</text:p>
          </table:table-cell>
          <table:table-cell office:value-type="string">
            <text:p>read.php</text:p>
          </table:table-cell>
          <table:table-cell/>
          <table:table-cell table:style-name="ce1" office:value-type="string">
            <text:p><text:s/><text:span text:style-name="T1">All this page has to do then</text:span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table:style-name="ce2" office:value-type="string">
            <text:p>is make sure it receives a valid thread ID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validate thread id</text:p>
          </table:table-cell>
          <table:table-cell table:style-name="ce2" office:value-type="string">
            <text:p>display every message, and display th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5">
            <text:p>545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time zone</text:p>
          </table:table-cell>
          <table:table-cell table:style-name="ce2" office:value-type="string">
            <text:p>form for users to add their own replie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As in the </text:span><text:span text:style-name="T3">forum.php </text:span><text:span text:style-name="T1">page (Script 17.4),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query will format all of the dates and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imes in the user’s time zone, if the user</text:p>
          </table:table-cell>
        </table:table-row>
        <table:table-row table:style-name="ro2">
          <table:table-cell table:number-columns-repeated="5"/>
          <table:table-cell table:style-name="ce2" office:value-type="string">
            <text:p>is logged in. To be able to adjust th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query accordingly, this variable stores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either the column’s name (</text:span><text:span text:style-name="T2">posted_on</text:span><text:span text:style-name="T1">,</text:span>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from the </text:span><text:span text:style-name="T2">posts </text:span><text:span text:style-name="T1">table) or the invocation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of MySQL’s </text:span><text:span text:style-name="T3">CONVERT_TZ() </text:span><text:span text:style-name="T1">function.</text:span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print messg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8">
            <text:p>548</text:p>
          </table:table-cell>
          <table:table-cell office:value-type="float" office:value="567">
            <text:p>567</text:p>
          </table:table-cell>
          <table:table-cell office:value-type="string">
            <text:p>includes/post_form.php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redirect if accessed b4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9">
            <text:p>54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confirm logged in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1">
            <text:p>551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message textarea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2">
            <text:p>552</text:p>
          </table:table-cell>
          <table:table-cell office:value-type="float" office:value="571">
            <text:p>571</text:p>
          </table:table-cell>
          <table:table-cell office:value-type="string">
            <text:p>post.php</text:p>
          </table:table-cell>
          <table:table-cell/>
          <table:table-cell table:style-name="ce1" office:value-type="string">
            <text:p><text:s/><text:span text:style-name="T1">primarily be used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to handle the form submission from </text:span><text:span text:style-name="T3">post_</text:span></text:p>
          </table:table-cell>
        </table:table-row>
        <table:table-row table:style-name="ro2">
          <table:table-cell table:number-columns-repeated="5"/>
          <table:table-cell table:style-name="ce5" office:value-type="string">
            <text:p>form.php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53">
            <text:p>553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4">
            <text:p>554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validate message subject</text:p>
          </table:table-cell>
          <table:table-cell table:style-name="ce1" office:value-type="string">
            <text:p><text:s/><text:span text:style-name="T1">three scenarios exist</text:span>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  <table:table-cell office:value-type="string">
            <text:p>validate body</text:p>
          </table:table-cell>
          <table:table-cell table:style-name="ce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5">
            <text:p>555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if form ok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new thread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6">
            <text:p>556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add record to posts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7">
            <text:p>557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</table:table-row>
      </table:table>
      <table:table table:name="regi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office:value-type="float" office:value="567">
            <text:p>567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buffering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nav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5">
            <text:p>565</text:p>
          </table:table-cell>
          <table:table-cell office:value-type="float" office:value="584">
            <text:p>584</text:p>
          </table:table-cell>
          <table:table-cell office:value-type="string">
            <text:p>includes/layout.cs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7">
            <text:p>567</text:p>
          </table:table-cell>
          <table:table-cell office:value-type="float" office:value="586">
            <text:p>586</text:p>
          </table:table-cell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9">
            <text:p>569</text:p>
          </table:table-cell>
          <table:table-cell office:value-type="float" office:value="588">
            <text:p>588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my_error_handle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0">
            <text:p>570</text:p>
          </table:table-cell>
          <table:table-cell office:value-type="float" office:value="589">
            <text:p>589</text:p>
          </table:table-cell>
          <table:table-cell office:value-type="string">
            <text:p>mysqli_connect.php</text:p>
          </table:table-cell>
          <table:table-cell office:value-type="string">
            <text:p>pdo.ph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">
            <text:p>573</text:p>
          </table:table-cell>
          <table:table-cell office:value-type="float" office:value="592">
            <text:p>592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 office:value-type="float" office:value="593">
            <text:p>593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6">
            <text:p>576</text:p>
          </table:table-cell>
          <table:table-cell office:value-type="float" office:value="595">
            <text:p>595</text:p>
          </table:table-cell>
          <table:table-cell office:value-type="string">
            <text:p>register.php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"/>
          <table:table-cell office:value-type="string">
            <text:p>trim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validate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number-columns-repeated="4"/>
          <table:table-cell office:value-type="string">
            <text:p>names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emai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4"/>
          <table:table-cell office:value-type="string">
            <text:p>password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unique email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82">
            <text:p>582</text:p>
          </table:table-cell>
          <table:table-cell office:value-type="float" office:value="601">
            <text:p>601</text:p>
          </table:table-cell>
          <table:table-cell/>
          <table:table-cell office:value-type="string">
            <text:p>register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send email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83">
            <text:p>583</text:p>
          </table:table-cell>
          <table:table-cell office:value-type="float" office:value="602">
            <text:p>602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4">
            <text:p>584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86">
            <text:p>586</text:p>
          </table:table-cell>
          <table:table-cell office:value-type="float" office:value="605">
            <text:p>605</text:p>
          </table:table-cell>
          <table:table-cell office:value-type="string">
            <text:p>activate.php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timmed['email']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$_GET['x']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4"/>
          <table:table-cell office:value-type="string">
            <text:p>$_GET['y']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7">
            <text:p>587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table:style-name="ce1" office:value-type="string">
            <text:p><text:s/><text:span text:style-name="T1">Attempt to activate the user’s account</text:span>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89">
            <text:p>589</text:p>
          </table:table-cell>
          <table:table-cell office:value-type="float" office:value="608">
            <text:p>608</text:p>
          </table:table-cell>
          <table:table-cell office:value-type="string">
            <text:p>login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0">
            <text:p>590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1">
            <text:p>591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retrieve user info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redirect user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92">
            <text:p>592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3">
            <text:p>593</text:p>
          </table:table-cell>
          <table:table-cell office:value-type="float" office:value="612">
            <text:p>612</text:p>
          </table:table-cell>
          <table:table-cell office:value-type="string">
            <text:p>logout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94">
            <text:p>594</text:p>
          </table:table-cell>
          <table:table-cell office:value-type="float" office:value="613">
            <text:p>613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trieve user id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597">
            <text:p>597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create new random password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email password to user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98">
            <text:p>598</text:p>
          </table:table-cell>
          <table:table-cell office:value-type="float" office:value="617">
            <text:p>617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99">
            <text:p>599</text:p>
          </table:table-cell>
          <table:table-cell office:value-type="float" office:value="618">
            <text:p>6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619">
            <text:p>619</text:p>
          </table:table-cell>
          <table:table-cell/>
          <table:table-cell office:value-type="string">
            <text:p>redirect if mot logged in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01">
            <text:p>601</text:p>
          </table:table-cell>
          <table:table-cell office:value-type="float" office:value="620">
            <text:p>620</text:p>
          </table:table-cell>
          <table:table-cell/>
          <table:table-cell office:value-type="string">
            <text:p>validate</text:p>
          </table:table-cell>
          <table:table-cell office:value-type="string">
            <text:p>$_POST['pass']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02">
            <text:p>602</text:p>
          </table:table-cell>
          <table:table-cell office:value-type="float" office:value="621">
            <text:p>621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3">
            <text:p>603</text:p>
          </table:table-cell>
          <table:table-cell office:value-type="float" office:value="622">
            <text:p>62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number-columns-repeated="5"/>
        </table:table-row>
      </table:table>
      <table:table table:name="ecomm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627">
            <text:p>627</text:p>
          </table:table-cell>
          <table:table-cell office:value-type="string">
            <text:p>make databas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632">
            <text:p>632</text:p>
          </table:table-cell>
          <table:table-cell office:value-type="string">
            <text:p>admin/add_artist.php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string">
            <text:p>middle_nam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string">
            <text:p>last_naam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6">
            <text:p>616</text:p>
          </table:table-cell>
          <table:table-cell office:value-type="float" office:value="635">
            <text:p>635</text:p>
          </table:table-cell>
          <table:table-cell/>
          <table:table-cell office:value-type="string">
            <text:p>add artist to db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string">
            <text:p>report result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7">
            <text:p>617</text:p>
          </table:table-cell>
          <table:table-cell office:value-type="float" office:value="636">
            <text:p>636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8">
            <text:p>618</text:p>
          </table:table-cell>
          <table:table-cell office:value-type="float" office:value="637">
            <text:p>637</text:p>
          </table:table-cell>
          <table:table-cell office:value-type="string">
            <text:p>admin/add_print.php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2">
            <text:p>622</text:p>
          </table:table-cell>
          <table:table-cell office:value-type="float" office:value="641">
            <text:p>641</text:p>
          </table:table-cell>
          <table:table-cell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nam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string">
            <text:p>create tmp name for uploaded img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float" office:value="642">
            <text:p>642</text:p>
          </table:table-cell>
          <table:table-cell/>
          <table:table-cell office:value-type="string">
            <text:p>move upload to more permanent destination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24">
            <text:p>624</text:p>
          </table:table-cell>
          <table:table-cell office:value-type="float" office:value="643">
            <text:p>643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  <table:table-cell office:value-type="string">
            <text:p>price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  <table:table-cell office:value-type="string">
            <text:p>description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  <table:table-cell office:value-type="string">
            <text:p>artist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office:value-type="string">
            <text:p>insert record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25">
            <text:p>625</text:p>
          </table:table-cell>
          <table:table-cell office:value-type="float" office:value="644">
            <text:p>644</text:p>
          </table:table-cell>
          <table:table-cell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26">
            <text:p>626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27">
            <text:p>627</text:p>
          </table:table-cell>
          <table:table-cell office:value-type="float" office:value="646">
            <text:p>646</text:p>
          </table:table-cell>
          <table:table-cell table:number-columns-repeated="3"/>
          <table:table-cell office:value-type="string">
            <text:p>artist pull-down menu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retrieve every artist from db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29">
            <text:p>629</text:p>
          </table:table-cell>
          <table:table-cell office:value-type="float" office:value="648">
            <text:p>648</text:p>
          </table:table-cell>
          <table:table-cell office:value-type="string">
            <text:p>includes/header.html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head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number-columns-repeated="2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1">
            <text:p>631</text:p>
          </table:table-cell>
          <table:table-cell office:value-type="float" office:value="650">
            <text:p>650</text:p>
          </table:table-cell>
          <table:table-cell office:value-type="string">
            <text:p>includes/footer.htm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dex.php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/>
          <table:table-cell office:value-type="float" office:value="634">
            <text:p>634</text:p>
          </table:table-cell>
          <table:table-cell office:value-type="float" office:value="653">
            <text:p>653</text:p>
          </table:table-cell>
          <table:table-cell office:value-type="string">
            <text:p>browse_prints.php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select every print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6">
            <text:p>636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Overwrite if artist id in url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records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38">
            <text:p>638</text:p>
          </table:table-cell>
          <table:table-cell office:value-type="float" office:value="657">
            <text:p>657</text:p>
          </table:table-cell>
          <table:table-cell office:value-type="string">
            <text:p>view_print.php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office:value-type="string">
            <text:p>$row = FALSE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retrieve info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0">
            <text:p>640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set page title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rint info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image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41">
            <text:p>641</text:p>
          </table:table-cell>
          <table:table-cell office:value-type="float" office:value="660">
            <text:p>660</text:p>
          </table:table-cell>
          <table:table-cell table:number-columns-repeated="2"/>
          <table:table-cell office:value-type="string">
            <text:p>messag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42">
            <text:p>642</text:p>
          </table:table-cell>
          <table:table-cell office:value-type="float" office:value="661">
            <text:p>661</text:p>
          </table:table-cell>
          <table:table-cell office:value-type="string">
            <text:p>show_image.php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$image = FALSE;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number-columns-repeated="3"/>
          <table:table-cell office:value-type="string">
            <text:p>$nam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43">
            <text:p>643</text:p>
          </table:table-cell>
          <table:table-cell office:value-type="float" office:value="662">
            <text:p>662</text:p>
          </table:table-cell>
          <table:table-cell/>
          <table:table-cell office:value-type="string">
            <text:p>if image value in url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if image file on server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number-columns-repeated="3"/>
          <table:table-cell office:value-type="string">
            <text:p>retrieve image info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3"/>
          <table:table-cell office:value-type="string">
            <text:p>send the fil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5">
            <text:p>645</text:p>
          </table:table-cell>
          <table:table-cell office:value-type="float" office:value="664">
            <text:p>664</text:p>
          </table:table-cell>
          <table:table-cell office:value-type="string">
            <text:p>add_car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  <table:table-cell office:value-type="string">
            <text:p>check if pid in cart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7">
            <text:p>647</text:p>
          </table:table-cell>
          <table:table-cell office:value-type="float" office:value="666">
            <text:p>666</text:p>
          </table:table-cell>
          <table:table-cell/>
          <table:table-cell office:value-type="string">
            <text:p>retrieve <text:s/>from db</text:p>
          </table:table-cell>
          <table:table-cell office:value-type="string">
            <text:p>pric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add to cart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48">
            <text:p>648</text:p>
          </table:table-cell>
          <table:table-cell office:value-type="float" office:value="667">
            <text:p>667</text:p>
          </table:table-cell>
          <table:table-cell office:value-type="string">
            <text:p>view_cart.ph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$_POST['qty']</text:p>
          </table:table-cell>
          <table:table-cell office:value-type="string">
            <text:p>update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51">
            <text:p>651</text:p>
          </table:table-cell>
          <table:table-cell office:value-type="float" office:value="670">
            <text:p>670</text:p>
          </table:table-cell>
          <table:table-cell/>
          <table:table-cell office:value-type="string">
            <text:p>display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table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returned records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52">
            <text:p>652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print</text:p>
          </table:table-cell>
          <table:table-cell office:value-type="string">
            <text:p>returned records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5">
            <text:p>655</text:p>
          </table:table-cell>
          <table:table-cell office:value-type="float" office:value="674">
            <text:p>674</text:p>
          </table:table-cell>
          <table:table-cell office:value-type="string">
            <text:p>checkou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  <table:table-cell office:value-type="string">
            <text:p>$cid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$total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3"/>
          <table:table-cell office:value-type="string">
            <text:p>turn off mysqli_autocommit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3"/>
          <table:table-cell office:value-type="string">
            <text:p>insert into orders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$oid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3"/>
          <table:table-cell office:value-type="string">
            <text:p>prepare query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57">
            <text:p>657</text:p>
          </table:table-cell>
          <table:table-cell office:value-type="float" office:value="676">
            <text:p>676</text:p>
          </table:table-cell>
          <table:table-cell/>
          <table:table-cell office:value-type="string">
            <text:p>insert prints into db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3"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  <table:table-cell office:value-type="string">
            <text:p>mysqli_rollback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</table:table>
      <table:table table:name="vir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make db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string">
            <text:p>server organization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string">
            <text:p>includes/mysql.inc.php</text:p>
          </table:table-cell>
          <table:table-cell office:value-type="string">
            <text:p>pdo.php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BASE_URI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office:value-type="string">
            <text:p>session_start()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office:value-type="string">
            <text:p>function_my_error_handler()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string">
            <text:p>includes/heder.html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$pages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office:value-type="string">
            <text:p>$this_page</text:p>
          </table:table-cell>
          <table:table-cell office:value-type="string">
            <text:p>Class = “selected”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office:value-type="string">
            <text:p>manage your account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login_form.inc.ph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dynamically generate links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string">
            <text:p>index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string">
            <text:p>includes/form_functions.inc.php</text:p>
          </table:table-cell>
          <table:table-cell office:value-type="string">
            <text:p>function create_form_input($name, $type, $errors) {}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string">
            <text:p>includes/mysql.inc.php</text:p>
          </table:table-cell>
          <table:table-cell office:value-type="string">
            <text:p>function get_password_hash($password) {}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string">
            <text:p>includes/config.inc.php</text:p>
          </table:table-cell>
          <table:table-cell office:value-type="string">
            <text:p>function redirect_invalid_user($check ='user_id', $destination='index.php', $protocol = 'http://') {}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register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3"/>
          <table:table-cell office:value-type="string">
            <text:p>content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$reg_errors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$_POST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last_nam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4"/>
          <table:table-cell office:value-type="string">
            <text:p>usernam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email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4"/>
          <table:table-cell office:value-type="string">
            <text:p>password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if availabl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username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add to db</text:p>
          </table:table-cell>
          <table:table-cell office:value-type="string">
            <text:p>users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if query success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table:number-columns-repeated="4"/>
          <table:table-cell office:value-type="string">
            <text:p>send email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both taken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string">
            <text:p>index.php</text:p>
          </table:table-cell>
          <table:table-cell office:value-type="string">
            <text:p>include</text:p>
          </table:table-cell>
          <table:table-cell office:value-type="string">
            <text:p>./includes/login.php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  <table:table-cell office:value-type="string">
            <text:p>includes/login.php</text:p>
          </table:table-cell>
          <table:table-cell office:value-type="string">
            <text:p>$login_errors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validat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password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query db</text:p>
          </table:table-cell>
          <table:table-cell office:value-type="string">
            <text:p>IF(date_expires &gt;= NOW(), true, false)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if query success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table:number-columns-repeated="4"/>
          <table:table-cell office:value-type="string">
            <text:p>store data in session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string">
            <text:p>includes/login_form.inc.php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3"/>
          <table:table-cell office:value-type="string">
            <text:p>require_onc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office:value-type="string">
            <text:p>includes/logout.php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direct_invalid_user()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$_SESSION = array()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session_destroy()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3"/>
          <table:table-cell office:value-type="string">
            <text:p>setcooki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number-columns-repeated="3"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number-columns-repeated="3"/>
          <table:table-cell office:value-type="string">
            <text:p>$pass_errors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new password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table:number-columns-repeated="3"/>
          <table:table-cell office:value-type="string">
            <text:p>add new password to db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send new password to user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number-columns-repeated="3"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3"/>
          <table:table-cell office:value-type="string">
            <text:p>$pass_errors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number-columns-repeated="4"/>
          <table:table-cell office:value-type="string">
            <text:p>new password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validate vs db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table:number-columns-repeated="3"/>
          <table:table-cell office:value-type="string">
            <text:p>update db</text:p>
          </table:table-cell>
          <table:table-cell office:value-type="string">
            <text:p>new password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string">
            <text:p>create admin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string">
            <text:p>add_page.php</text:p>
          </table:table-cell>
          <table:table-cell office:value-type="string">
            <text:p>require_onc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number-columns-repeated="3"/>
          <table:table-cell office:value-type="string">
            <text:p>redirect_invalid_user()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Add a Site Content Pag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ge title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number-columns-repeated="4"/>
          <table:table-cell office:value-type="string">
            <text:p>category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number-columns-repeated="4"/>
          <table:table-cell office:value-type="string">
            <text:p>content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add to db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4"/>
          <table:table-cell office:value-type="string">
            <text:p>Add Dite Content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number-columns-repeated="4"/>
          <table:table-cell office:value-type="string">
            <text:p>category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number-columns-repeated="4"/>
          <table:table-cell office:value-type="string">
            <text:p>content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string">
            <text:p>tiny_mce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string">
            <text:p>add_page.php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  <table:table-cell office:value-type="string">
            <text:p>tiny_mce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string">
            <text:p>category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category id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category title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number-columns-repeated="3"/>
          <table:table-cell office:value-type="string">
            <text:p>report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$page_title</text:p>
          </table:table-cell>
          <table:table-cell office:value-type="string">
            <text:p>category titl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  <table:table-cell office:value-type="string">
            <text:p>if not aactive user</text:p>
          </table:table-cell>
          <table:table-cell office:value-type="string">
            <text:p>message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ages associated with category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report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string">
            <text:p>page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ge id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age info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mysqli_fetch_array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number-columns-repeated="3"/>
          <table:table-cell office:value-type="string">
            <text:p>if user account current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content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 office:value-type="string">
            <text:p>config.inc.php</text:p>
          </table:table-cell>
          <table:table-cell office:value-type="string">
            <text:p>define('PDFS_DIR', BASE_URI . 'pdfs/');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24">
            <text:p>124</text:p>
          </table:table-cell>
          <table:table-cell office:value-type="float" office:value="141">
            <text:p>141</text:p>
          </table:table-cell>
          <table:table-cell office:value-type="string">
            <text:p>add_pdf.php</text:p>
          </table:table-cell>
          <table:table-cell office:value-type="string">
            <text:p>require_onc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number-columns-repeated="3"/>
          <table:table-cell office:value-type="string">
            <text:p>redirect_invalid_user()</text:p>
          </table:table-cell>
          <table:table-cell office:value-type="string">
            <text:p>user admin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Add a PDF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3"/>
          <table:table-cell office:value-type="string">
            <text:p>$add_pdf_errors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title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3"/>
          <table:table-cell office:value-type="string">
            <text:p>upload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  <table:table-cell office:value-type="string">
            <text:p>$tmp_name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number-columns-repeated="3"/>
          <table:table-cell office:value-type="string">
            <text:p>$dest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move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insert into db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number-columns-repeated="3"/>
          <table:table-cell office:value-type="string">
            <text:p>rename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number-columns-repeated="3"/>
          <table:table-cell office:value-type="string">
            <text:p>form</text:p>
          </table:table-cell>
          <table:table-cell office:value-type="string">
            <text:p>Add PDF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  <table:table-cell office:value-type="string">
            <text:p>pdfs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number-columns-repeated="3"/>
          <table:table-cell office:value-type="string">
            <text:p>if user not active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df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df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32">
            <text:p>132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string">
            <text:p>pdf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number-columns-repeated="3"/>
          <table:table-cell office:value-type="string">
            <text:p>$valid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df id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query db</text:p>
          </table:table-cell>
          <table:table-cell office:value-type="string">
            <text:p>pdf info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3"/>
          <table:table-cell office:value-type="string">
            <text:p>if user account current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number-columns-repeated="3"/>
          <table:table-cell office:value-type="string">
            <text:p>if !user account current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string">
            <text:p>register.php</text:p>
          </table:table-cell>
          <table:table-cell office:value-type="string">
            <text:p>thanks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3"/>
          <table:table-cell office:value-type="string">
            <text:p>paypal</text:p>
          </table:table-cell>
          <table:table-cell office:value-type="string">
            <text:p>button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number-columns-repeated="5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query db</text:p>
          </table:table-cell>
          <table:table-cell office:value-type="string">
            <text:p>change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string">
            <text:p>thanks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string">
            <text:p>cancel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office:value-type="string">
            <text:p>ipn.php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string">
            <text:p>thanks.php</text:p>
          </table:table-cell>
          <table:table-cell office:value-type="string">
            <text:p>query db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string">
            <text:p>renew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Renew Your Account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4"/>
          <table:table-cell office:value-type="string">
            <text:p>paypa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4">2023-02-14</text:date>, <text:time>01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double</meta:initial-creator>
    <meta:creation-date>2023-02-13T14:33:31.63</meta:creation-date>
    <meta:generator>OpenOffice/4.1.13$Win32 OpenOffice.org_project/4113m1$Build-9810</meta:generator>
    <dc:date>2023-02-14T01:18:54.82</dc:date>
    <dc:creator>don double</dc:creator>
    <meta:editing-duration>PT10H45M6S</meta:editing-duration>
    <meta:editing-cycles>35</meta:editing-cycles>
    <meta:document-statistic meta:table-count="4" meta:cell-count="1345" meta:object-count="0"/>
  </office:meta>
</office:document-meta>
</file>